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DL Literals</text:p>
      <text:p text:style-name="P2"/>
      <text:p text:style-name="P3"><text:a xlink:type="simple" xlink:href="../DungeonCraftHelp.html">DungeonCraft Help Home</text:a></text:p>
      <text:p text:style-name="P3">As you should know by now, all data (and therefore literals, too) are strings.</text:p>
      <text:p text:style-name="P3">Sample uses of literals:</text:p>
      <text:p text:style-name="Preformatted_20_Text">y = $RANDOM (12);</text:p>
      <text:p text:style-name="Preformatted_20_Text">z = "This is a "</text:p>
      <text:p text:style-name="Preformatted_20_Text"><text:s text:c="7"/>"test of a long "</text:p>
      <text:p text:style-name="Preformatted_20_Text"><text:s text:c="7"/>"literal on "</text:p>
      <text:p text:style-name="Preformatted_20_Text"><text:s text:c="7"/>"short lines.";</text:p>
      <text:p text:style-name="Preformatted_20_Text">x = "The sum of y and z is " + y + z;</text:p>
      <text:p text:style-name="P3">The first example demonstrates that numbers can be used as literals. <text:s/>However, they are treated as strings. <text:s/>The missing quotation marks are assumed to be present. <text:s/>The only difference is that the numbers will be put into their 'canonical' form (decimal, no leading zeroes).</text:p>
      <text:p text:style-name="P3">The second example shows that adjacent strings are concatenated so that you do not need to write very long lines or to put a plus sign between the parts of a long string. <text:s/>You could do these things but the automatic concatenation makes things easier and prettier.</text:p>
      <text:p text:style-name="P3">The third example shows that you can mix literals and variables in an expres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09:57:23</meta:creation-date>
    <meta:generator>OpenOffice.org/3.2$Win32 OpenOffice.org_project/320m12$Build-9483</meta:generator>
    <meta:editing-cycles>2</meta:editing-cycles>
    <meta:editing-duration>PT00H02M55S</meta:editing-duration>
    <dc:title>GPDL Literals</dc:title>
    <dc:date>2010-05-08T10:43:55.89</dc:date>
    <dc:creator>Paul Stevens</dc:creator>
    <meta:document-statistic meta:table-count="0" meta:image-count="0" meta:object-count="0" meta:page-count="1" meta:paragraph-count="13" meta:word-count="162" meta:character-count="891"/>
  </office:meta>
</office:document-meta>
</file>